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avg calls per sec</text:p>
          </table:table-cell>
          <table:table-cell office:value-type="string" calcext:value-type="string">
            <text:p>max calls per sec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1. Socket, single thread serv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32625" calcext:value-type="float">
            <text:p>132625</text:p>
          </table:table-cell>
          <table:table-cell/>
          <table:table-cell office:value-type="float" office:value="190314" calcext:value-type="float">
            <text:p>19031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9141" calcext:value-type="float">
            <text:p>99141</text:p>
          </table:table-cell>
          <table:table-cell office:value-type="float" office:value="131926" calcext:value-type="float">
            <text:p>1319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9283" calcext:value-type="float">
            <text:p>69283</text:p>
          </table:table-cell>
          <table:table-cell office:value-type="float" office:value="132978" calcext:value-type="float">
            <text:p>1329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206" calcext:value-type="float">
            <text:p>45206</text:p>
          </table:table-cell>
          <table:table-cell office:value-type="float" office:value="133155" calcext:value-type="float">
            <text:p>133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617" calcext:value-type="float">
            <text:p>28617</text:p>
          </table:table-cell>
          <table:table-cell office:value-type="float" office:value="135501" calcext:value-type="float">
            <text:p>1355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7033" calcext:value-type="float">
            <text:p>17033</text:p>
          </table:table-cell>
          <table:table-cell office:value-type="float" office:value="134770" calcext:value-type="float">
            <text:p>13477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940" calcext:value-type="float">
            <text:p>9940</text:p>
          </table:table-cell>
          <table:table-cell office:value-type="float" office:value="134048" calcext:value-type="float">
            <text:p>1340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5721" calcext:value-type="float">
            <text:p>5721</text:p>
          </table:table-cell>
          <table:table-cell office:value-type="float" office:value="134589" calcext:value-type="float">
            <text:p>134589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2. Socket, multi thread serv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33155" calcext:value-type="float">
            <text:p>133155</text:p>
          </table:table-cell>
          <table:table-cell/>
          <table:table-cell office:value-type="float" office:value="47844" calcext:value-type="float">
            <text:p>4784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0295" calcext:value-type="float">
            <text:p>130295</text:p>
          </table:table-cell>
          <table:table-cell office:value-type="float" office:value="130890" calcext:value-type="float">
            <text:p>1308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0043" calcext:value-type="float">
            <text:p>150043</text:p>
          </table:table-cell>
          <table:table-cell office:value-type="float" office:value="154559" calcext:value-type="float">
            <text:p>1545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5176" calcext:value-type="float">
            <text:p>85176</text:p>
          </table:table-cell>
          <table:table-cell office:value-type="float" office:value="112485" calcext:value-type="float">
            <text:p>1124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8263" calcext:value-type="float">
            <text:p>38263</text:p>
          </table:table-cell>
          <table:table-cell office:value-type="float" office:value="53106" calcext:value-type="float">
            <text:p>531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8066" calcext:value-type="float">
            <text:p>18066</text:p>
          </table:table-cell>
          <table:table-cell office:value-type="float" office:value="20300" calcext:value-type="float">
            <text:p>203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027" calcext:value-type="float">
            <text:p>9027</text:p>
          </table:table-cell>
          <table:table-cell office:value-type="float" office:value="11519" calcext:value-type="float">
            <text:p>115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368" calcext:value-type="float">
            <text:p>4368</text:p>
          </table:table-cell>
          <table:table-cell office:value-type="float" office:value="5287" calcext:value-type="float">
            <text:p>5287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3. Socket, epo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28865" calcext:value-type="float">
            <text:p>128865</text:p>
          </table:table-cell>
          <table:table-cell/>
          <table:table-cell office:value-type="float" office:value="68144" calcext:value-type="float">
            <text:p>6814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2555" calcext:value-type="float">
            <text:p>152555</text:p>
          </table:table-cell>
          <table:table-cell office:value-type="float" office:value="152671" calcext:value-type="float">
            <text:p>1526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8611" calcext:value-type="float">
            <text:p>88611</text:p>
          </table:table-cell>
          <table:table-cell office:value-type="float" office:value="90334" calcext:value-type="float">
            <text:p>903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7420" calcext:value-type="float">
            <text:p>47420</text:p>
          </table:table-cell>
          <table:table-cell office:value-type="float" office:value="48899" calcext:value-type="float">
            <text:p>488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4314" calcext:value-type="float">
            <text:p>24314</text:p>
          </table:table-cell>
          <table:table-cell office:value-type="float" office:value="24497" calcext:value-type="float">
            <text:p>244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1812" calcext:value-type="float">
            <text:p>11812</text:p>
          </table:table-cell>
          <table:table-cell office:value-type="float" office:value="11940" calcext:value-type="float">
            <text:p>119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5978" calcext:value-type="float">
            <text:p>5978</text:p>
          </table:table-cell>
          <table:table-cell office:value-type="float" office:value="6039" calcext:value-type="float">
            <text:p>60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981" calcext:value-type="float">
            <text:p>2981</text:p>
          </table:table-cell>
          <table:table-cell office:value-type="float" office:value="3004" calcext:value-type="float">
            <text:p>30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7:49:18.891901614</meta:creation-date>
    <meta:generator>LibreOffice/4.2.1.1$Linux_X86_64 LibreOffice_project/420m0$Build-1</meta:generator>
    <dc:date>2014-03-19T21:44:11.548430803</dc:date>
    <meta:editing-duration>PT3H30M36S</meta:editing-duration>
    <meta:editing-cycles>5</meta:editing-cycles>
    <meta:document-statistic meta:table-count="1" meta:cell-count="82" meta:object-count="0"/>
  </office:meta>
</office:document-meta>
</file>